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draw:fill-color="#ffffff" fo:min-height="0.75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7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12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12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3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3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4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3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38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3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3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3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38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2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39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39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2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2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3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3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3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38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62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62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2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2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2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2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4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3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3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2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3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3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4" draw:text-style-name="P1" draw:layer="layout" svg:x1="19.6cm" svg:y1="10.7cm" svg:x2="25cm" svg:y2="10.7cm">
          <text:p/>
        </draw:line>
        <draw:line draw:style-name="gr55" draw:text-style-name="P1" draw:layer="layout" svg:x1="19.6cm" svg:y1="9cm" svg:x2="24.6cm" svg:y2="10.2cm">
          <text:p/>
        </draw:line>
        <draw:line draw:style-name="gr56" draw:text-style-name="P1" draw:layer="layout" svg:x1="22.2cm" svg:y1="9cm" svg:x2="19.6cm" svg:y2="10.2cm">
          <text:p/>
        </draw:line>
        <draw:line draw:style-name="gr56" draw:text-style-name="P1" draw:layer="layout" svg:x1="24.6cm" svg:y1="10.2cm" svg:x2="22.2cm" svg:y2="9cm">
          <text:p/>
        </draw:line>
        <draw:frame draw:style-name="gr57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8" draw:text-style-name="P1" draw:layer="layout" svg:x1="24.6cm" svg:y1="9cm" svg:x2="19.6cm" svg:y2="10.2cm">
          <text:p/>
        </draw:line>
        <draw:line draw:style-name="gr55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0" draw:text-style-name="P2" draw:layer="layout" svg:width="13.715cm" svg:height="1.673cm" svg:x="7.5cm" svg:y="6.518cm">
          <draw:text-box>
            <text:p><text:span text:style-name="T7">IF Var1 IS Term1 AND Var2 IS Term2 THEN Var3 IS Term3 </text:span></text:p>
          </draw:text-box>
        </draw:frame>
        <draw:frame draw:style-name="gr61" draw:text-style-name="P2" draw:layer="layout" svg:width="13.9cm" svg:height="1.673cm" svg:x="7.5cm" svg:y="9.9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3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2.2cm" svg:height="1.038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2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3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3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4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68cm" svg:y1="3.8cm" svg:x2="10.68cm" svg:y2="11.2cm">
          <text:p/>
        </draw:line>
        <draw:line draw:style-name="gr65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8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8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8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8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8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8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8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8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8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8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8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8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8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8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8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8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8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8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8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8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8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8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8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8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8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8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8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8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8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8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6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8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8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8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8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69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8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6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8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8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8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8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0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.6cm" svg:y="4.3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4.3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6.9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1cm" svg:y="1.6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draw:layer="layout" svg:width="6.4cm" svg:height="2.2cm" svg:x="2.5cm" svg:y="12.2cm">
          <text:p text:style-name="P1"><text:span text:style-name="T19">R-Shiny Server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4.2cm" svg:y1="10cm" svg:x2="4.2cm" svg:y2="12.2cm">
          <text:p/>
        </draw:line>
        <draw:line draw:style-name="gr72" draw:text-style-name="P1" draw:layer="layout" svg:x1="6.8cm" svg:y1="12.2cm" svg:x2="6.8cm" svg:y2="10cm">
          <text:p/>
        </draw:line>
        <draw:custom-shape draw:style-name="gr71" draw:text-style-name="P13" draw:layer="layout" svg:width="6.4cm" svg:height="2.2cm" svg:x="2.5cm" svg:y="16.6cm">
          <text:p text:style-name="P1"><text:span text:style-name="T19">FuzzyToolkitUoN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1" draw:layer="layout" svg:width="1.4cm" svg:height="12.8cm" draw:transform="rotate (-3.14159265358979) translate (12.5cm 14.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2.607cm" draw:transform="rotate (3.09848302106553) translate (12.486cm 19.23cm)">
          <text:p/>
          <draw:enhanced-geometry svg:viewBox="0 0 21600 21600" draw:mirror-vertical="false" draw:mirror-horizontal="false" draw:glue-points="21600 0 0 10800 21600 21600" draw:text-areas="13800 ?f9 21600 ?f10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3" draw:layer="layout" svg:width="6.199cm" svg:height="1.674cm" svg:x="12.201cm" svg:y="7.6cm">
          <draw:text-box>
            <text:p text:style-name="P1"><text:span text:style-name="T19">To be produced</text:span></text:p>
          </draw:text-box>
        </draw:frame>
        <draw:frame draw:style-name="gr74" draw:text-style-name="P13" draw:layer="layout" svg:width="6.199cm" svg:height="1.674cm" svg:x="12.801cm" svg:y="17.4cm">
          <draw:text-box>
            <text:p text:style-name="P1"><text:span text:style-name="T19">Existing Technology</text:span></text:p>
          </draw:text-box>
        </draw:frame>
        <draw:line draw:style-name="gr72" draw:text-style-name="P1" draw:layer="layout" svg:x1="4.2cm" svg:y1="14.4cm" svg:x2="4.2cm" svg:y2="16.6cm">
          <text:p/>
        </draw:line>
        <draw:line draw:style-name="gr72" draw:text-style-name="P1" draw:layer="layout" svg:x1="6.8cm" svg:y1="16.6cm" svg:x2="6.8cm" svg:y2="14.4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3T13:04:42</dc:date>
    <dc:creator>cxk </dc:creator>
    <meta:editing-duration>PT11H17M46S</meta:editing-duration>
    <meta:editing-cycles>27</meta:editing-cycles>
    <meta:generator>LibreOffice/4.0.2.2$Linux_X86_64 LibreOffice_project/400m0$Build-2</meta:generator>
    <meta:document-statistic meta:object-count="538"/>
  </office:meta>
</office:document-meta>
</file>